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list-style-name="LFO1" style:family="paragraph">
      <style:paragraph-properties fo:break-before="page" fo:margin-bottom="0in" style:line-height-at-least="0.2083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2" style:parent-style-name="Normal" style:list-style-name="LFO1" style:family="paragraph">
      <style:paragraph-properties fo:margin-bottom="0.1187in" style:line-height-at-least="0.2083in" fo:margin-left="0.6666in">
        <style:tab-stops>
          <style:tab-stop style:type="left" style:position="-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3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4" style:parent-style-name="Normal" style:list-style-name="LFO1" style:family="paragraph">
      <style:paragraph-properties fo:margin-bottom="0.1187in" style:line-height-at-least="0.2083in"/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5" style:parent-style-name="Normal" style:list-style-name="LFO1" style:family="paragraph">
      <style:paragraph-properties fo:margin-bottom="0in" style:line-height-at-least="0.2083in" fo:margin-left="1in">
        <style:tab-stops>
          <style:tab-stop style:type="left" style:position="0.5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6" style:parent-style-name="Normal" style:list-style-name="LFO1" style:family="paragraph">
      <style:paragraph-properties fo:margin-bottom="0in" style:line-height-at-least="0.2083in" fo:margin-left="1in">
        <style:tab-stops>
          <style:tab-stop style:type="left" style:position="0.5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7" style:parent-style-name="Normal" style:list-style-name="LFO1" style:family="paragraph">
      <style:paragraph-properties fo:margin-bottom="0in" style:line-height-at-least="0.2083in" fo:margin-left="1in">
        <style:tab-stops>
          <style:tab-stop style:type="left" style:position="0.5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8" style:parent-style-name="Normal" style:list-style-name="LFO1" style:family="paragraph">
      <style:paragraph-properties fo:margin-bottom="0in" style:line-height-at-least="0.2083in" fo:margin-left="1in">
        <style:tab-stops>
          <style:tab-stop style:type="left" style:position="0.5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9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10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11" style:parent-style-name="Normal" style:list-style-name="LFO1" style:family="paragraph">
      <style:paragraph-properties fo:margin-bottom="0.1187in" style:line-height-at-least="0.2083in"/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12" style:parent-style-name="Normal" style:list-style-name="LFO1" style:family="paragraph">
      <style:paragraph-properties fo:margin-bottom="0in" style:line-height-at-least="0.2083in" fo:margin-left="1in">
        <style:tab-stops>
          <style:tab-stop style:type="left" style:position="0.5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13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14" style:parent-style-name="Normal" style:list-style-name="LFO1" style:family="paragraph">
      <style:paragraph-properties fo:margin-bottom="0.1187in" style:line-height-at-least="0.2083in"/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15" style:parent-style-name="Normal" style:list-style-name="LFO1" style:family="paragraph">
      <style:paragraph-properties fo:margin-bottom="0in" style:line-height-at-least="0.2083in" fo:margin-left="1in">
        <style:tab-stops>
          <style:tab-stop style:type="left" style:position="0.5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16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17" style:parent-style-name="Normal" style:list-style-name="LFO1" style:family="paragraph">
      <style:paragraph-properties fo:margin-bottom="0in" style:line-height-at-least="0.2083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18" style:parent-style-name="Normal" style:list-style-name="LFO1" style:family="paragraph">
      <style:paragraph-properties fo:margin-bottom="0.1187in" style:line-height-at-least="0.2083in" fo:margin-left="0.6666in">
        <style:tab-stops>
          <style:tab-stop style:type="left" style:position="-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19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20" style:parent-style-name="Normal" style:list-style-name="LFO1" style:family="paragraph">
      <style:paragraph-properties fo:margin-bottom="0.1187in" style:line-height-at-least="0.2083in"/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21" style:parent-style-name="Normal" style:list-style-name="LFO1" style:family="paragraph">
      <style:paragraph-properties fo:margin-bottom="0in" style:line-height-at-least="0.2083in" fo:margin-left="1in">
        <style:tab-stops>
          <style:tab-stop style:type="left" style:position="0.5in"/>
        </style:tab-stops>
      </style:paragraph-properties>
    </style:style>
    <style:style style:name="T22" style:parent-style-name="DefaultParagraphFont" style:family="text">
      <style:text-properties style:font-name="Helvetica" style:font-name-asian="Times New Roman" style:font-name-complex="Helvetica" fo:color="#047AC6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3" style:parent-style-name="Normal" style:list-style-name="LFO1" style:family="paragraph">
      <style:paragraph-properties fo:margin-bottom="0in" style:line-height-at-least="0.2083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24" style:parent-style-name="Normal" style:list-style-name="LFO1" style:family="paragraph">
      <style:paragraph-properties fo:margin-bottom="0.1187in" style:line-height-at-least="0.2083in" fo:margin-left="0.6666in">
        <style:tab-stops>
          <style:tab-stop style:type="left" style:position="-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25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26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27" style:parent-style-name="Normal" style:list-style-name="LFO1" style:family="paragraph">
      <style:paragraph-properties fo:margin-bottom="0in" style:line-height-at-least="0.2083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28" style:parent-style-name="Normal" style:list-style-name="LFO1" style:family="paragraph">
      <style:paragraph-properties fo:margin-bottom="0.1187in" style:line-height-at-least="0.2083in" fo:margin-left="0.6666in">
        <style:tab-stops>
          <style:tab-stop style:type="left" style:position="-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29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30" style:parent-style-name="Normal" style:list-style-name="LFO1" style:family="paragraph">
      <style:paragraph-properties fo:margin-bottom="0in" style:line-height-at-least="0.2083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31" style:parent-style-name="Normal" style:list-style-name="LFO1" style:family="paragraph">
      <style:paragraph-properties fo:margin-bottom="0.1187in" style:line-height-at-least="0.2083in" fo:margin-left="0.6666in">
        <style:tab-stops>
          <style:tab-stop style:type="left" style:position="-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32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33" style:parent-style-name="Normal" style:list-style-name="LFO1" style:family="paragraph">
      <style:paragraph-properties fo:margin-bottom="0in" style:line-height-at-least="0.2083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34" style:parent-style-name="Normal" style:list-style-name="LFO1" style:family="paragraph">
      <style:paragraph-properties fo:margin-bottom="0.1187in" style:line-height-at-least="0.2083in" fo:margin-left="0.6666in">
        <style:tab-stops>
          <style:tab-stop style:type="left" style:position="-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35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36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37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38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39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40" style:parent-style-name="Normal" style:list-style-name="LFO1" style:family="paragraph">
      <style:paragraph-properties fo:margin-bottom="0in" style:line-height-at-least="0.2083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41" style:parent-style-name="Normal" style:list-style-name="LFO1" style:family="paragraph">
      <style:paragraph-properties fo:margin-bottom="0in" style:line-height-at-least="0.2083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42" style:parent-style-name="Normal" style:list-style-name="LFO1" style:family="paragraph">
      <style:paragraph-properties fo:margin-bottom="0in" style:line-height-at-least="0.2083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43" style:parent-style-name="Normal" style:list-style-name="LFO1" style:family="paragraph">
      <style:paragraph-properties fo:margin-bottom="0.1187in" style:line-height-at-least="0.2083in" fo:margin-left="0.6666in">
        <style:tab-stops>
          <style:tab-stop style:type="left" style:position="-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44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45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46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47" style:parent-style-name="Normal" style:list-style-name="LFO1" style:family="paragraph">
      <style:paragraph-properties fo:margin-bottom="0.1187in" style:line-height-at-least="0.2083in"/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48" style:parent-style-name="Normal" style:list-style-name="LFO1" style:family="paragraph">
      <style:paragraph-properties fo:margin-bottom="0in" style:line-height-at-least="0.2083in" fo:margin-left="1in">
        <style:tab-stops>
          <style:tab-stop style:type="left" style:position="0.5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49" style:parent-style-name="Normal" style:list-style-name="LFO1" style:family="paragraph">
      <style:paragraph-properties fo:margin-bottom="0in" style:line-height-at-least="0.2083in" fo:margin-left="1in">
        <style:tab-stops>
          <style:tab-stop style:type="left" style:position="0.5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50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51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52" style:parent-style-name="Normal" style:list-style-name="LFO1" style:family="paragraph">
      <style:paragraph-properties fo:margin-bottom="0in" style:line-height-at-least="0.2083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" style:parent-style-name="Normal" style:list-style-name="LFO2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55" style:parent-style-name="Normal" style:list-style-name="LFO2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56" style:parent-style-name="Normal" style:list-style-name="LFO2" style:family="paragraph">
      <style:paragraph-properties fo:margin-bottom="0.1187in" style:line-height-at-least="0.2381in" fo:margin-left="0.6666in">
        <style:tab-stops>
          <style:tab-stop style:type="left" style:position="-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57" style:parent-style-name="Normal" style:list-style-name="LFO2" style:family="paragraph">
      <style:paragraph-properties fo:margin-bottom="0in" style:line-height-at-least="0.2381in" fo:margin-left="0.6666in">
        <style:tab-stops>
          <style:tab-stop style:type="left" style:position="0.3333in"/>
        </style:tab-stops>
      </style:paragraph-properties>
    </style:style>
    <style:style style:name="T58" style:parent-style-name="DefaultParagraphFont" style:family="text">
      <style:text-properties style:font-name="Helvetica" style:font-name-asian="Times New Roman" style:font-name-complex="Helvetica" fo:color="#047AC6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59" style:parent-style-name="Normal" style:list-style-name="LFO2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60" style:parent-style-name="Normal" style:list-style-name="LFO2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61" style:parent-style-name="Normal" style:list-style-name="LFO2" style:family="paragraph">
      <style:paragraph-properties fo:margin-bottom="0.1187in" style:line-height-at-least="0.2381in" fo:margin-left="0.6666in">
        <style:tab-stops>
          <style:tab-stop style:type="left" style:position="-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62" style:parent-style-name="Normal" style:list-style-name="LFO2" style:family="paragraph">
      <style:paragraph-properties fo:margin-bottom="0in" style:line-height-at-least="0.2381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63" style:parent-style-name="Normal" style:list-style-name="LFO2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64" style:parent-style-name="Normal" style:list-style-name="LFO2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65" style:parent-style-name="Normal" style:family="paragraph">
      <style:paragraph-properties fo:margin-bottom="0in" style:line-height-at-least="0.2381in"/>
      <style:text-properties style:font-name="Helvetica" style:font-name-asian="Times New Roman" style:font-name-complex="Helvetica" fo:font-size="10.5pt" style:font-size-asian="10.5pt" style:font-size-complex="10.5pt"/>
    </style:style>
    <style:style style:name="P66" style:parent-style-name="Normal" style:list-style-name="LFO3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67" style:parent-style-name="Normal" style:list-style-name="LFO3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68" style:parent-style-name="Normal" style:list-style-name="LFO3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69" style:parent-style-name="Normal" style:list-style-name="LFO3" style:family="paragraph">
      <style:paragraph-properties fo:margin-bottom="0.1187in" style:line-height-at-least="0.2381in" fo:margin-left="0.6666in">
        <style:tab-stops>
          <style:tab-stop style:type="left" style:position="-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70" style:parent-style-name="Normal" style:list-style-name="LFO3" style:family="paragraph">
      <style:paragraph-properties fo:margin-bottom="0in" style:line-height-at-least="0.2381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71" style:parent-style-name="Normal" style:list-style-name="LFO3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72" style:parent-style-name="Normal" style:list-style-name="LFO3" style:family="paragraph">
      <style:paragraph-properties fo:margin-bottom="0.1187in" style:line-height-at-least="0.2381in" fo:margin-left="0.6666in">
        <style:tab-stops>
          <style:tab-stop style:type="left" style:position="-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73" style:parent-style-name="Normal" style:list-style-name="LFO3" style:family="paragraph">
      <style:paragraph-properties fo:margin-bottom="0in" style:line-height-at-least="0.2381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74" style:parent-style-name="Normal" style:list-style-name="LFO3" style:family="paragraph">
      <style:paragraph-properties fo:margin-bottom="0in" style:line-height-at-least="0.2381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75" style:parent-style-name="Normal" style:list-style-name="LFO3" style:family="paragraph">
      <style:paragraph-properties fo:margin-bottom="0in" style:line-height-at-least="0.2381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76" style:parent-style-name="Normal" style:list-style-name="LFO3" style:family="paragraph">
      <style:paragraph-properties fo:margin-bottom="0in" style:line-height-at-least="0.2381in" fo:margin-left="0.6666in">
        <style:tab-stops>
          <style:tab-stop style:type="left" style:position="0.3333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77" style:parent-style-name="Normal" style:list-style-name="LFO3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78" style:parent-style-name="Normal" style:list-style-name="LFO3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79" style:parent-style-name="Normal" style:list-style-name="LFO3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</style:style>
    <style:style style:name="T80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/>
    </style:style>
    <style:style style:name="P81" style:parent-style-name="Normal" style:list-style-name="LFO3" style:family="paragraph">
      <style:paragraph-properties fo:margin-bottom="0in" style:line-height-at-least="0.2381in" fo:margin-left="0.3333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font-size="10.5pt" style:font-size-asian="10.5pt" style:font-size-complex="10.5pt"/>
    </style:style>
    <style:style style:name="P82" style:parent-style-name="Normal" style:family="paragraph">
      <style:paragraph-properties fo:margin-bottom="0in" style:line-height-at-least="0.2381in"/>
      <style:text-properties style:font-name="Helvetica" style:font-name-asian="Times New Roman" style:font-name-complex="Helvetica" fo:font-size="10.5pt" style:font-size-asian="10.5pt" style:font-size-complex="10.5pt"/>
    </style:style>
    <style:style style:name="P83" style:parent-style-name="Normal" style:list-style-name="LFO4" style:family="paragraph">
      <style:paragraph-properties fo:margin-bottom="0in" style:line-height-at-least="0.2083in" fo:margin-left="0.3333in" fo:text-indent="0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84" style:parent-style-name="Normal" style:list-style-name="LFO4" style:family="paragraph">
      <style:paragraph-properties fo:margin-bottom="0in" style:line-height-at-least="0.2083in" fo:margin-left="0.3333in" fo:text-indent="0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  <style:style style:name="P85" style:parent-style-name="Normal" style:list-style-name="LFO4" style:family="paragraph">
      <style:paragraph-properties fo:margin-bottom="0in" style:line-height-at-least="0.2083in" fo:margin-left="0.3333in" fo:text-indent="0in">
        <style:tab-stops>
          <style:tab-stop style:type="left" style:position="0.1666in"/>
        </style:tab-stops>
      </style:paragraph-properties>
      <style:text-properties style:font-name="Helvetica" style:font-name-asian="Times New Roman" style:font-name-complex="Helvetica" fo:color="#000000" fo:font-size="10.5pt" style:font-size-asian="10.5pt" style:font-size-complex="10.5pt"/>
    </style:style>
  </office:automatic-styles>
  <office:body>
    <office:text text:use-soft-page-breaks="true">
      <text:list text:style-name="LFO1" text:continue-numbering="true">
        <text:list-item>
          <text:p text:style-name="P1">Cory Foy</text:p>
        </text:list-item>
        <text:list-item>
          <text:p text:style-name="P2"/>
          <text:list text:continue-numbering="true">
            <text:list-item>
              <text:p text:style-name="P3">What is quality code?</text:p>
            </text:list-item>
            <text:list-item>
              <text:p text:style-name="P4"/>
              <text:list text:continue-numbering="true">
                <text:list-item>
                  <text:p text:style-name="P5">Quality code is alive and is a joy to work with</text:p>
                </text:list-item>
                <text:list-item>
                  <text:p text:style-name="P6">Code cries because no one understands what it is saying</text:p>
                </text:list-item>
                <text:list-item>
                  <text:p text:style-name="P7">Mississippi River analogy to software design</text:p>
                </text:list-item>
                <text:list-item>
                  <text:p text:style-name="P8">Shouldn't be afraid of change that happens naturally</text:p>
                </text:list-item>
              </text:list>
            </text:list-item>
            <text:list-item>
              <text:p text:style-name="P9">Programming is the art of communication</text:p>
            </text:list-item>
            <text:list-item>
              <text:p text:style-name="P10">Coding standards define dialects of different languages</text:p>
            </text:list-item>
            <text:list-item>
              <text:p text:style-name="P11"/>
              <text:list text:continue-numbering="true">
                <text:list-item>
                  <text:p text:style-name="P12">Need to understand the dialect of the code written</text:p>
                </text:list-item>
              </text:list>
            </text:list-item>
            <text:list-item>
              <text:p text:style-name="P13">Katas are cognitively undemanding with high context</text:p>
            </text:list-item>
            <text:list-item>
              <text:p text:style-name="P14"/>
              <text:list text:continue-numbering="true">
                <text:list-item>
                  <text:p text:style-name="P15">So we can focus on the design / dialect</text:p>
                </text:list-item>
              </text:list>
            </text:list-item>
            <text:list-item>
              <text:p text:style-name="P16">Koans are cognitively undemanding with reduced context</text:p>
            </text:list-item>
          </text:list>
        </text:list-item>
        <text:list-item>
          <text:p text:style-name="P17">Chad Pytel: Apprentice.io</text:p>
        </text:list-item>
        <text:list-item>
          <text:p text:style-name="P18"/>
          <text:list text:continue-numbering="true">
            <text:list-item>
              <text:p text:style-name="P19">Trail Maps: how to learn different techniques</text:p>
            </text:list-item>
            <text:list-item>
              <text:p text:style-name="P20"/>
              <text:list text:continue-numbering="true">
                <text:list-item>
                  <text:p text:style-name="P21"><text:a xlink:href="https://github.com/thoughtbot/trail-map" office:target-frame-name="_blank" xlink:show="new"><text:span text:style-name="T22">https://github.com/thoughtbot/trail-map</text:span></text:a></text:p>
                </text:list-item>
              </text:list>
            </text:list-item>
          </text:list>
        </text:list-item>
        <text:list-item>
          <text:p text:style-name="P23">Validated Learning / Lean Principles!</text:p>
        </text:list-item>
        <text:list-item>
          <text:p text:style-name="P24"/>
          <text:list text:continue-numbering="true">
            <text:list-item>
              <text:p text:style-name="P25">Being a craftsman isn't only about code, but about understanding your customer -&gt; Lean Startup ideas (Validated Learning)</text:p>
            </text:list-item>
            <text:list-item>
              <text:p text:style-name="P26">Document why, not the what.  Need to remember why we made specific decisions</text:p>
            </text:list-item>
          </text:list>
        </text:list-item>
        <text:list-item>
          <text:p text:style-name="P27">Ade</text:p>
        </text:list-item>
        <text:list-item>
          <text:p text:style-name="P28"/>
          <text:list text:continue-numbering="true">
            <text:list-item>
              <text:p text:style-name="P29">Living with Complexity: Donald Norman (Book)</text:p>
            </text:list-item>
          </text:list>
        </text:list-item>
        <text:list-item>
          <text:p text:style-name="P30">Uncle Bob</text:p>
        </text:list-item>
        <text:list-item>
          <text:p text:style-name="P31"/>
          <text:list text:continue-numbering="true">
            <text:list-item>
              <text:p text:style-name="P32">Green wristband: cleancodeproject.com</text:p>
            </text:list-item>
          </text:list>
        </text:list-item>
        <text:list-item>
          <text:p text:style-name="P33">Jen Myers</text:p>
        </text:list-item>
        <text:list-item>
          <text:p text:style-name="P34"/>
          <text:list text:continue-numbering="true">
            <text:list-item>
              <text:p text:style-name="P35">@antiheroine</text:p>
            </text:list-item>
            <text:list-item>
              <text:p text:style-name="P36">Relevance (thinkrelevance.com)</text:p>
            </text:list-item>
            <text:list-item>
              <text:p text:style-name="P37">Designer should be implemented as part of team</text:p>
            </text:list-item>
            <text:list-item>
              <text:p text:style-name="P38">The Design of Everyday Things by Don Norman</text:p>
            </text:list-item>
            <text:list-item>
              <text:p text:style-name="P39">Pair dev w/ designer</text:p>
            </text:list-item>
          </text:list>
        </text:list-item>
        <text:list-item>
          <text:p text:style-name="P40">We should have a designer on the team, or get a better understand of design</text:p>
        </text:list-item>
        <text:list-item>
          <text:p text:style-name="P41">Dev Mind is hiring</text:p>
        </text:list-item>
        <text:list-item>
          <text:p text:style-name="P42">Michael Feathers on testing</text:p>
        </text:list-item>
        <text:list-item>
          <text:p text:style-name="P43"/>
          <text:list text:continue-numbering="true">
            <text:list-item>
              <text:p text:style-name="P44">need to maintain tests</text:p>
            </text:list-item>
            <text:list-item>
              <text:p text:style-name="P45">Ok to delete tests - they're part of your code and need to be maintained</text:p>
            </text:list-item>
            <text:list-item>
              <text:p text:style-name="P46">Weigh benefits of large amounts of tests vs build time</text:p>
            </text:list-item>
            <text:list-item>
              <text:p text:style-name="P47"/>
              <text:list text:continue-numbering="true">
                <text:list-item>
                  <text:p text:style-name="P48">Creeping build times are indicator of bad tests</text:p>
                </text:list-item>
                <text:list-item>
                  <text:p text:style-name="P49">Need focused tests</text:p>
                </text:list-item>
              </text:list>
            </text:list-item>
            <text:list-item>
              <text:p text:style-name="P50">Dont rely too much on your automated tests</text:p>
            </text:list-item>
            <text:list-item>
              <text:p text:style-name="P51">Focus your testing effort.  Focus on the important areas, not as much on the less important</text:p>
            </text:list-item>
            <text:list-item>
              <text:p text:style-name="P52">Ask what value does a test provide</text:p>
            </text:list-item>
          </text:list>
        </text:list-item>
      </text:list>
      <text:p text:style-name="Normal"/>
      <text:p text:style-name="P53">Gary Bernhardt</text:p>
      <text:list text:style-name="LFO2" text:continue-numbering="true">
        <text:list-item>
          <text:p text:style-name="P54">Write tests on contracts, in addition to unit tests </text:p>
        </text:list-item>
        <text:list-item>
          <text:p text:style-name="P55">"Integration Tests are a Scam" - talk</text:p>
        </text:list-item>
        <text:list-item>
          <text:p text:style-name="P56"/>
          <text:list text:continue-numbering="true">
            <text:list-item>
              <text:p text:style-name="P57"><text:a xlink:href="http://www.infoq.com/presentations/integration-tests-scam" office:target-frame-name="_blank" xlink:show="new"><text:span text:style-name="T58">http://www.infoq.com/presentations/integration-tests-scam</text:span></text:a></text:p>
            </text:list-item>
          </text:list>
        </text:list-item>
        <text:list-item>
          <text:p text:style-name="P59">Testing boundaries -&gt; test values between boundaries, not their integrated behavior</text:p>
        </text:list-item>
        <text:list-item>
          <text:p text:style-name="P60">Every value in system is a possible message to other items in the system</text:p>
        </text:list-item>
        <text:list-item>
          <text:p text:style-name="P61"/>
          <text:list text:continue-numbering="true">
            <text:list-item>
              <text:p text:style-name="P62">Value is the boundary between two methods</text:p>
            </text:list-item>
          </text:list>
        </text:list-item>
        <text:list-item>
          <text:p text:style-name="P63">Infrastructure / Core / Shell code</text:p>
        </text:list-item>
        <text:list-item>
          <text:p text:style-name="P64">Functional Core Imperative Shell on destroyallsoftware.com</text:p>
        </text:list-item>
      </text:list>
      <text:p text:style-name="P65">Justin Searls</text:p>
      <text:list text:style-name="LFO3" text:continue-numbering="true">
        <text:list-item>
          <text:p text:style-name="P66">To Mock or Not to Mock</text:p>
        </text:list-item>
        <text:list-item>
          <text:p text:style-name="P67">"We're all cheaters" -&gt; talking about mocking out the System Under Test</text:p>
        </text:list-item>
        <text:list-item>
          <text:p text:style-name="P68">reality is expensive -&gt; why not budget for it?</text:p>
        </text:list-item>
        <text:list-item>
          <text:p text:style-name="P69"/>
          <text:list text:continue-numbering="true">
            <text:list-item>
              <text:p text:style-name="P70">How much reality does a test really need?</text:p>
            </text:list-item>
          </text:list>
        </text:list-item>
        <text:list-item>
          <text:p text:style-name="P71">Need tests at diff levels</text:p>
        </text:list-item>
        <text:list-item>
          <text:p text:style-name="P72"/>
          <text:soft-page-break/>
          <text:list text:continue-numbering="true">
            <text:list-item>
              <text:p text:style-name="P73">Isolation</text:p>
            </text:list-item>
            <text:list-item>
              <text:p text:style-name="P74">Unit</text:p>
            </text:list-item>
            <text:list-item>
              <text:p text:style-name="P75">Integration</text:p>
            </text:list-item>
            <text:list-item>
              <text:p text:style-name="P76">Acceptance</text:p>
            </text:list-item>
          </text:list>
        </text:list-item>
        <text:list-item>
          <text:p text:style-name="P77">Understand the value that each test brings</text:p>
        </text:list-item>
        <text:list-item>
          <text:p text:style-name="P78">Treat test code with the same rigor and design as you would production code</text:p>
        </text:list-item>
        <text:list-item>
          <text:p text:style-name="P79"><text:span text:style-name="T80">We should separate our tests into separate suites, based on intention (unit, isolation, integration, etc)</text:span></text:p>
        </text:list-item>
        <text:list-item>
          <text:p text:style-name="P81">testdouble.com</text:p>
        </text:list-item>
      </text:list>
      <text:p text:style-name="P82">Sarah Gray</text:p>
      <text:list text:style-name="LFO4" text:continue-numbering="true">
        <text:list-item>
          <text:p text:style-name="P83">Visualizing Enumerable</text:p>
        </text:list-item>
        <text:list-item>
          <text:p text:style-name="P84">Code is abstract -&gt; hard to explain to outside people</text:p>
        </text:list-item>
        <text:list-item>
          <text:p text:style-name="P85">Context is very important when explaining cod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sh Rolstad</meta:initial-creator>
    <dc:creator>Josh Rolstad</dc:creator>
    <meta:creation-date>2012-11-14T15:09:00Z</meta:creation-date>
    <dc:date>2012-11-14T15:10:00Z</dc:date>
    <meta:template xlink:href="Normal.dotm" xlink:type="simple"/>
    <meta:editing-cycles>1</meta:editing-cycles>
    <meta:editing-duration>PT60S</meta:editing-duration>
    <meta:document-statistic meta:page-count="3" meta:paragraph-count="5" meta:word-count="435" meta:character-count="2911" meta:row-count="20" meta:non-whitespace-character-count="2481"/>
  </office:meta>
</office:document-meta>
</file>